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000000" style:font-name="Arial Black" fo:font-size="48pt" fo:language="de" fo:country="DE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59cm" svg:height="4.083cm" svg:x="3.206cm" svg:y="8.458cm">
          <text:list text:style-name="L1">
            <text:list-header>
              <text:p text:style-name="P1"><text:span text:style-name="T1">M3 Feature T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ko" style:country-asian="KR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sl" fo:country="SI"/>
    </style:style>
    <style:style style:name="MT2" style:family="text">
      <style:text-properties fo:color="#000000" style:font-name="Times New Roman" fo:font-size="14pt" fo:language="sl" fo:country="SI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až Vajngerl</meta:initial-creator>
    <meta:creation-date>2014-08-27T17:32:38.962326500</meta:creation-date>
    <meta:editing-duration>P15824DT17H31M44S</meta:editing-duration>
    <meta:document-statistic meta:object-count="25"/>
    <meta:generator>LibreOffice/4.2.4.2$Linux_X86_64 LibreOffice_project/420m0$Build-2</meta:generator>
  </office:meta>
</office:document-meta>
</file>